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 style:list-style-name="Numbering_20_1">
      <style:text-properties officeooo:rsid="0017291d" officeooo:paragraph-rsid="0017291d"/>
    </style:style>
    <style:style style:name="P3" style:family="paragraph" style:parent-style-name="Heading_20_1">
      <style:text-properties officeooo:rsid="001ac9d0" officeooo:paragraph-rsid="001ac9d0"/>
    </style:style>
    <style:style style:name="T1" style:family="text">
      <style:text-properties officeooo:rsid="001ac9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JetOS</text:h>
      <text:h text:style-name="Heading_20_2" text:outline-level="2">Scope</text:h>
      <text:list xml:id="list1729009841576031326" text:style-name="Numbering_20_1">
        <text:list-item>
          <text:p text:style-name="P2"><text:span text:style-name="T1">Some text</text:span>. </text:p>
        </text:list-item>
      </text:list>
      <text:h text:style-name="Heading_20_2" text:outline-level="2">Rationale</text:h>
      <text:list xml:id="list171602662712091" text:continue-numbering="true" text:style-name="Numbering_20_1">
        <text:list-item>
          <text:p text:style-name="First_20_paragraph"><text:span text:style-name="T1">More text</text:span>.</text:p>
        </text:list-item>
      </text:list>
      <text:h text:style-name="Heading_20_2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Numbering_20_1" style:class="text">
      <style:paragraph-properties fo:margin-top="0.0598in" fo:margin-bottom="0.0598in" loext:contextual-spacing="false" fo:text-align="justify" style:justify-single-word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>
        <style:tab-stops/>
      </style:paragraph-properties>
      <style:text-properties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list-style-name="Numbering_20_1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1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(" style:num-suffix=")" style:num-format="1">
        <style:list-level-properties text:space-before="-0.3937in" text:min-label-width="0.3937in"/>
      </text:list-level-style-number>
      <text:list-level-style-number text:level="2" text:style-name="Numbering_20_Symbols" style:num-prefix=" (" style:num-suffix=")" style:num-format="1" text:display-levels="2">
        <style:list-level-properties text:space-before="0.1972in"/>
      </text:list-level-style-number>
      <text:list-level-style-number text:level="3" text:style-name="Numbering_20_Symbols" style:num-prefix=" (" style:num-suffix=")" style:num-format="1" text:display-levels="3">
        <style:list-level-properties text:space-before="0.3937in"/>
      </text:list-level-style-number>
      <text:list-level-style-number text:level="4" text:style-name="Numbering_20_Symbols" style:num-prefix=" (" style:num-suffix=")" style:num-format="1" text:display-levels="4">
        <style:list-level-properties text:space-before="0.5909in"/>
      </text:list-level-style-number>
      <text:list-level-style-number text:level="5" text:style-name="Numbering_20_Symbols" style:num-prefix=" (" style:num-suffix=")" style:num-format="1" text:display-levels="5">
        <style:list-level-properties text:space-before="0.7874in"/>
      </text:list-level-style-number>
      <text:list-level-style-number text:level="6" text:style-name="Numbering_20_Symbols" style:num-prefix=" (" style:num-suffix=")" style:num-format="1" text:display-levels="6">
        <style:list-level-properties text:space-before="0.9846in"/>
      </text:list-level-style-number>
      <text:list-level-style-number text:level="7" text:style-name="Numbering_20_Symbols" style:num-prefix=" (" style:num-suffix=")" style:num-format="1" text:display-levels="7">
        <style:list-level-properties text:space-before="1.1811in"/>
      </text:list-level-style-number>
      <text:list-level-style-number text:level="8" text:style-name="Numbering_20_Symbols" style:num-prefix=" (" style:num-suffix=")" style:num-format="1" text:display-levels="8">
        <style:list-level-properties text:space-before="1.3783in"/>
      </text:list-level-style-number>
      <text:list-level-style-number text:level="9" text:style-name="Numbering_20_Symbols" style:num-prefix=" (" style:num-suffix=")" style:num-format="1" text:display-levels="9">
        <style:list-level-properties text:space-before="1.5752in"/>
      </text:list-level-style-number>
      <text:list-level-style-number text:level="10" text:style-name="Numbering_20_Symbols" style:num-prefix=" (" style:num-suffix=")" style:num-format="1" text:display-levels="10">
        <style:list-level-properties text:space-before="1.772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Outline_20_Numbering" style:display-name="Outline Numbering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7-02-20T17:16:01.659994189</dc:date>
    <dc:creator>tester </dc:creator>
    <meta:editing-duration>PT7M49S</meta:editing-duration>
    <meta:editing-cycles>4</meta:editing-cycles>
    <meta:generator>LibreOffice/5.0.4.2$Linux_X86_64 LibreOffice_project/00$Build-2</meta:generator>
    <meta:document-statistic meta:table-count="0" meta:image-count="0" meta:object-count="0" meta:page-count="1" meta:paragraph-count="6" meta:word-count="12" meta:character-count="52" meta:non-whitespace-character-count="46"/>
  </office:meta>
</office:document-meta>
</file>